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Ultrafine_20_Dashed" svg:stroke-width="0.152cm" svg:stroke-color="#ff0000" draw:marker-start-width="0.533cm" draw:marker-end-width="0.533cm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="solid" draw:fill-color="#e6e6e6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solid" draw:stroke-dash="Fine_20_Dotted" draw:fill="solid" draw:fill-color="#e6e6e6" draw:textarea-horizontal-align="center" draw:textarea-vertical-align="middle"/>
    </style:style>
    <style:style style:name="gr15" style:family="graphic" style:parent-style-name="standard">
      <style:graphic-properties draw:stroke="solid" draw:stroke-dash="Ultrafine_20_Dashed" svg:stroke-color="#ffffff"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stroke="solid" draw:stroke-dash="Ultrafine_20_Dashed" draw:fill="solid" draw:fill-color="#ffffcc"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draw:stroke="solid" draw:stroke-dash="Ultrafine_20_Dashed" draw:fill="solid" draw:fill-color="#b80047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3.5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20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67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fill-color="#e6e6ff" draw:textarea-vertical-align="middle" draw:auto-grow-height="false" fo:min-height="0.749cm" fo:min-width="0.499cm"/>
    </style:style>
    <style:style style:name="gr25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2.925cm"/>
    </style:style>
    <style:style style:name="gr26" style:family="graphic" style:parent-style-name="standard">
      <style:graphic-properties draw:stroke="solid" draw:stroke-dash="Ultrafine_20_Dashed"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27" style:family="graphic" style:parent-style-name="standard">
      <style:graphic-properties svg:stroke-color="#000000" draw:textarea-horizontal-align="center" draw:textarea-vertical-align="middle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family="'Courier 10 Pitch'" style:font-pitch="fixed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fo:font-family="'Courier 10 Pitch'" style:font-pitch="fixed" fo:font-size="10pt" style:font-size-asian="10pt" style:font-size-complex="10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12.553cm" svg:y1="4.747cm" svg:x2="15.093cm" svg:y2="6.017cm">
          <text:p/>
        </draw:line>
        <draw:custom-shape draw:style-name="gr2" draw:text-style-name="P1" draw:layer="layout" svg:width="6.66cm" svg:height="4.304cm" svg:x="20.605cm" svg:y="16.1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61cm" svg:height="4.304cm" svg:x="10.905cm" svg:y="16.1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29cm" svg:height="4.304cm" svg:x="0.604cm" svg:y="16.15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118cm" svg:y1="19.184cm" svg:x2="11.522cm" svg:y2="19.318cm">
          <text:p/>
        </draw:line>
        <draw:line draw:style-name="gr3" draw:text-style-name="P1" draw:layer="layout" svg:x1="11.84cm" svg:y1="17.731cm" svg:x2="14.118cm" svg:y2="19.184cm">
          <text:p/>
        </draw:line>
        <draw:line draw:style-name="gr3" draw:text-style-name="P1" draw:layer="layout" svg:x1="13.427cm" svg:y1="17.412cm" svg:x2="14.118cm" svg:y2="19.184cm">
          <text:p/>
        </draw:line>
        <draw:custom-shape draw:style-name="gr2" draw:text-style-name="P1" draw:layer="layout" svg:width="5.214cm" svg:height="3.914cm" svg:x="22.004cm" svg:y="9.9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6cm" svg:height="3.914cm" svg:x="11.749cm" svg:y="9.9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29cm" svg:height="3.914cm" svg:x="0.603cm" svg:y="9.944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2.54cm" svg:height="2.54cm" svg:x="24.315cm" svg:y="10.5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6298.9374262101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5" draw:text-style-name="P2" draw:layer="layout" svg:width="1.905cm" svg:height="0.607cm" svg:x="24.811cm" svg:y="10.685cm">
            <draw:text-box>
              <text:p text:style-name="P2">Directed</text:p>
            </draw:text-box>
          </draw:frame>
          <draw:frame draw:style-name="gr5" draw:text-style-name="P2" draw:layer="layout" svg:width="1.905cm" svg:height="0.607cm" svg:x="24.712cm" svg:y="12.386cm">
            <draw:text-box>
              <text:p text:style-name="P2">Undirected</text:p>
            </draw:text-box>
          </draw:frame>
          <draw:custom-shape draw:style-name="gr6" draw:text-style-name="P1" draw:layer="layout" svg:width="0.943cm" svg:height="0.635cm" svg:x="24.236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1.09cm" svg:height="0.635cm" svg:x="25.89cm" svg:y="11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1.952cm" svg:height="1.27cm" draw:transform="rotate (-1.57079632679579) translate (25.585cm 10.823cm)">
            <text:p/>
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1.952cm" svg:height="1.27cm" draw:transform="rotate (1.5707963267946) translate (25.615cm 12.787cm)">
            <text:p/>
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7" draw:text-style-name="P1" draw:layer="layout" svg:x1="2.14cm" svg:y1="17.73cm" svg:x2="1.822cm" svg:y2="19.317cm">
          <text:p/>
        </draw:line>
        <draw:line draw:style-name="gr8" draw:text-style-name="P1" draw:layer="layout" svg:x1="1.352cm" svg:y1="11.047cm" svg:x2="1.352cm" svg:y2="12.937cm">
          <text:p/>
        </draw:line>
        <draw:line draw:style-name="gr8" draw:text-style-name="P1" draw:layer="layout" svg:x1="1.352cm" svg:y1="11.047cm" svg:x2="3.892cm" svg:y2="12.317cm">
          <text:p/>
        </draw:line>
        <draw:rect draw:style-name="gr9" draw:text-style-name="P1" draw:layer="layout" svg:width="3.175cm" svg:height="0.635cm" svg:x="0cm" svg:y="0cm">
          <text:p/>
        </draw:rect>
        <draw:line draw:style-name="gr10" draw:text-style-name="P1" draw:layer="layout" svg:x1="3.892cm" svg:y1="12.317cm" svg:x2="5.652cm" svg:y2="12.317cm">
          <text:p/>
        </draw:line>
        <draw:custom-shape draw:style-name="gr11" draw:text-style-name="P1" draw:layer="layout" svg:width="1.905cm" svg:height="1.905cm" svg:x="2.94cm" svg:y="11.3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3.175cm" svg:height="3.175cm" svg:x="0cm" svg:y="0.635cm">
          <text:p/>
        </draw:rect>
        <draw:circle draw:style-name="gr12" draw:text-style-name="P1" draw:layer="layout" svg:width="0.635cm" svg:height="0.635cm" svg:x="0.635cm" svg:y="1.27cm">
          <text:p/>
        </draw:circle>
        <draw:rect draw:style-name="gr12" draw:text-style-name="P1" draw:layer="layout" svg:width="0.635cm" svg:height="0.635cm" svg:x="1.905cm" svg:y="1.27cm">
          <text:p/>
        </draw:rect>
        <draw:custom-shape draw:style-name="gr4" draw:text-style-name="P1" draw:layer="layout" svg:width="0.635cm" svg:height="0.635cm" svg:x="1.905cm" svg:y="2.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635cm" svg:height="0.635cm" svg:x="0.635cm" svg:y="2.5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9" draw:text-style-name="P1" draw:layer="layout" svg:width="3.175cm" svg:height="3.81cm" svg:x="24.765cm" svg:y="0.635cm">
          <text:p/>
        </draw:rect>
        <draw:rect draw:style-name="gr9" draw:text-style-name="P1" draw:layer="layout" svg:width="2.54cm" svg:height="0.635cm" svg:x="25.125cm" svg:y="0.87cm">
          <text:p/>
        </draw:rect>
        <draw:circle draw:style-name="gr13" draw:text-style-name="P1" draw:layer="layout" svg:width="0.635cm" svg:height="0.635cm" svg:x="3.575cm" svg:y="12cm">
          <text:p/>
        </draw:circle>
        <draw:circle draw:style-name="gr14" draw:text-style-name="P1" draw:layer="layout" svg:width="0.317cm" svg:height="0.317cm" svg:x="4.665cm" svg:y="12.126cm">
          <text:p/>
        </draw:circle>
        <draw:custom-shape draw:style-name="gr15" draw:text-style-name="P1" draw:layer="layout" svg:width="0.821cm" svg:height="0.41cm" draw:transform="rotate (-1.04719755119759) translate (5.75cm 12.16cm)">
          <text:p/>
          <draw:enhanced-geometry svg:viewBox="0 0 21600 21600" draw:mirror-horizontal="false" draw:mirror-vertical="false" draw:text-areas="?f7 ?f0 21600 ?f2" draw:type="left-arrow" draw:modifiers="13592.4439197166 8327.3013375295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5.08cm" svg:height="4.268cm" svg:x="5.38cm" svg:y="6.92cm">
          <text:p/>
          <draw:enhanced-geometry svg:viewBox="0 0 21600 21600" draw:text-areas="800 800 20800 20800" draw:type="round-rectangular-callout" draw:modifiers="807.71501672899 26047.50527055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" draw:layer="layout" svg:width="0.349cm" svg:height="0.349cm" draw:transform="rotate (0.7853981633973) translate (4.21cm 11.75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62.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3" draw:layer="layout" svg:width="4.98cm" svg:height="3.95cm" svg:x="5.48cm" svg:y="7.02cm">
          <draw:text-box>
            <text:p><text:span text:style-name="T1">When node is clicked once, it is selected. Orbital connection handle follows pointer, as if an invisible line extended from the center of the node to the pointer.</text:span></text:p>
          </draw:text-box>
        </draw:frame>
        <draw:frame draw:style-name="gr5" draw:text-style-name="P5" draw:layer="layout" svg:width="1.27cm" svg:height="0.619cm" svg:x="25.125cm" svg:y="0.87cm">
          <draw:text-box>
            <text:p text:style-name="P4"><text:span text:style-name="T2">Label</text:span></text:p>
          </draw:text-box>
        </draw:frame>
        <draw:frame draw:style-name="gr19" draw:text-style-name="P6" draw:layer="layout" svg:width="3.175cm" svg:height="0.708cm" svg:x="0cm" svg:y="-0.01cm">
          <draw:text-box>
            <text:p text:style-name="P1"><text:span text:style-name="T3">Node Library</text:span></text:p>
          </draw:text-box>
        </draw:frame>
        <draw:rect draw:style-name="gr9" draw:text-style-name="P1" draw:layer="layout" svg:width="3.175cm" svg:height="0.635cm" svg:x="24.765cm" svg:y="0cm">
          <text:p/>
        </draw:rect>
        <draw:custom-shape draw:style-name="gr16" draw:text-style-name="P1" draw:layer="layout" svg:width="3.174cm" svg:height="5.715cm" svg:x="3.811cm" svg:y="0.635cm">
          <text:p/>
          <draw:enhanced-geometry svg:viewBox="0 0 21600 21600" draw:text-areas="800 800 20800 20800" draw:type="round-rectangular-callout" draw:modifiers="-6306.51968503937 5422.67319804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3" draw:layer="layout" svg:width="3.175cm" svg:height="5.594cm" svg:x="3.945cm" svg:y="0.713cm">
          <draw:text-box>
            <text:p><text:span text:style-name="T1">Node library attached to the top left of the browser viewport. Nodes from this pane are simply dragged onto the main area to add a new node.</text:span></text:p>
          </draw:text-box>
        </draw:frame>
        <draw:custom-shape draw:style-name="gr16" draw:text-style-name="P1" draw:layer="layout" svg:width="4.445cm" svg:height="3.91cm" svg:x="19.58cm" svg:y="0.535cm">
          <text:p/>
          <draw:enhanced-geometry svg:viewBox="0 0 21600 21600" draw:text-areas="800 800 20800 20800" draw:type="round-rectangular-callout" draw:modifiers="25559.5141700405 2562.61825620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3" draw:layer="layout" svg:width="4.445cm" svg:height="3.539cm" svg:x="19.58cm" svg:y="0.613cm">
          <draw:text-box>
            <text:p><text:span text:style-name="T1">Properties window floating at the top right of the browser viewport. This changes depending on the context of what's selected.</text:span></text:p>
          </draw:text-box>
        </draw:frame>
        <draw:frame draw:style-name="gr5" draw:text-style-name="P7" draw:layer="layout" svg:width="3.235cm" svg:height="0.708cm" svg:x="24.765cm" svg:y="0cm">
          <draw:text-box>
            <text:p text:style-name="P1"><text:span text:style-name="T3">Properties</text:span></text:p>
          </draw:text-box>
        </draw:frame>
        <draw:custom-shape draw:style-name="gr21" draw:text-style-name="P1" draw:layer="layout" svg:width="0.612cm" svg:height="0.212cm" svg:x="26.058cm" svg:y="3.752cm">
          <text:p text:style-name="P1"><text:s/>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2.92cm" svg:y1="18.365cm" svg:x2="5.95cm" svg:y2="18.365cm">
          <text:p/>
        </draw:line>
        <draw:custom-shape draw:style-name="gr11" draw:text-style-name="P1" draw:layer="layout" svg:width="3.81cm" svg:height="3.81cm" svg:x="0.87cm" svg:y="16.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13" draw:text-style-name="P1" draw:layer="layout" svg:width="0.635cm" svg:height="0.635cm" svg:x="3.41cm" svg:y="17.095cm">
          <text:p/>
        </draw:circle>
        <draw:circle draw:style-name="gr14" draw:text-style-name="P1" draw:layer="layout" svg:width="0.317cm" svg:height="0.317cm" svg:x="4.522cm" svg:y="18.179cm">
          <text:p/>
        </draw:circle>
        <draw:custom-shape draw:style-name="gr15" draw:text-style-name="P1" draw:layer="layout" svg:width="0.821cm" svg:height="0.41cm" draw:transform="rotate (-1.04719755119759) translate (6.081cm 18.137cm)">
          <text:p/>
          <draw:enhanced-geometry svg:viewBox="0 0 21600 21600" draw:mirror-horizontal="false" draw:mirror-vertical="false" draw:text-areas="?f7 ?f0 21600 ?f2" draw:type="left-arrow" draw:modifiers="13592.4439197166 8327.3013375295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3.622cm" svg:height="2.306cm" svg:x="4.911cm" svg:y="14.555cm">
          <text:p/>
          <draw:enhanced-geometry svg:viewBox="0 0 21600 21600" draw:text-areas="800 800 20800 20800" draw:type="round-rectangular-callout" draw:modifiers="1156.61054374828 32685.56566970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" draw:layer="layout" svg:width="0.349cm" svg:height="0.349cm" draw:transform="rotate (0.7853981633973) translate (4.045cm 16.84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62.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3" draw:layer="layout" svg:width="3.81cm" svg:height="2.306cm" svg:x="4.95cm" svg:y="14.555cm">
          <draw:text-box>
            <text:p><text:span text:style-name="T1">With multi-select, invisible bar is from center of mass</text:span></text:p>
          </draw:text-box>
        </draw:frame>
        <draw:circle draw:style-name="gr13" draw:text-style-name="P1" draw:layer="layout" svg:width="0.635cm" svg:height="0.635cm" svg:x="1.822cm" svg:y="17.412cm">
          <text:p/>
        </draw:circle>
        <draw:circle draw:style-name="gr13" draw:text-style-name="P1" draw:layer="layout" svg:width="0.635cm" svg:height="0.635cm" svg:x="1.505cm" svg:y="19cm">
          <text:p/>
        </draw:circle>
        <draw:circle draw:style-name="gr12" draw:text-style-name="P1" draw:layer="layout" svg:width="0.635cm" svg:height="0.635cm" svg:x="1.035cm" svg:y="10.73cm">
          <text:p/>
        </draw:circle>
        <draw:circle draw:style-name="gr12" draw:text-style-name="P1" draw:layer="layout" svg:width="0.635cm" svg:height="0.635cm" svg:x="1.035cm" svg:y="12.635cm">
          <text:p/>
        </draw:circle>
        <draw:frame draw:style-name="gr23" draw:layer="layout" svg:width="1.27cm" svg:height="1.275cm" svg:x="20.85cm" svg:y="1.17cm">
          <draw:text-box>
            <text:p/>
          </draw:text-box>
        </draw:frame>
        <draw:custom-shape draw:style-name="gr16" draw:text-style-name="P1" draw:layer="layout" svg:width="2.859cm" svg:height="0.954cm" svg:x="24.43cm" svg:y="4.491cm">
          <text:p/>
          <draw:enhanced-geometry svg:viewBox="0 0 21600 21600" draw:text-areas="800 800 20800 20800" draw:type="round-rectangular-callout" draw:modifiers="14727.2727272727 -12688.58638743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8" draw:layer="layout" svg:width="2.856cm" svg:height="0.696cm" svg:x="24.449cm" svg:y="4.618cm">
          <draw:text-box>
            <text:p><text:span text:style-name="T1">Collapsible</text:span><text:span text:style-name="T4"> </text:span></text:p>
          </draw:text-box>
        </draw:frame>
        <draw:frame draw:style-name="gr23" draw:layer="layout" svg:width="1.27cm" svg:height="1.275cm" svg:x="23.179cm" svg:y="6.666cm">
          <draw:text-box>
            <text:p/>
          </draw:text-box>
        </draw:frame>
        <draw:rect draw:style-name="gr9" draw:text-style-name="P1" draw:layer="layout" svg:width="2.54cm" svg:height="0.635cm" svg:x="25.165cm" svg:y="1.74cm">
          <text:p/>
        </draw:rect>
        <draw:frame draw:style-name="gr5" draw:text-style-name="P5" draw:layer="layout" svg:width="2.54cm" svg:height="0.619cm" svg:x="25.165cm" svg:y="1.74cm">
          <draw:text-box>
            <text:p text:style-name="P4"><text:span text:style-name="T2">Weight</text:span></text:p>
          </draw:text-box>
        </draw:frame>
        <draw:rect draw:style-name="gr9" draw:text-style-name="P1" draw:layer="layout" svg:width="2.54cm" svg:height="0.635cm" svg:x="25.165cm" svg:y="1.741cm">
          <text:p/>
        </draw:rect>
        <draw:frame draw:style-name="gr5" draw:text-style-name="P5" draw:layer="layout" svg:width="2.54cm" svg:height="0.619cm" svg:x="25.165cm" svg:y="1.741cm">
          <draw:text-box>
            <text:p text:style-name="P4"><text:span text:style-name="T2">Weight</text:span></text:p>
          </draw:text-box>
        </draw:frame>
        <draw:rect draw:style-name="gr9" draw:text-style-name="P1" draw:layer="layout" svg:width="2.54cm" svg:height="0.635cm" svg:x="25.165cm" svg:y="1.74cm">
          <text:p/>
        </draw:rect>
        <draw:frame draw:style-name="gr5" draw:text-style-name="P5" draw:layer="layout" svg:width="2.54cm" svg:height="0.619cm" svg:x="25.165cm" svg:y="1.74cm">
          <draw:text-box>
            <text:p text:style-name="P4"><text:span text:style-name="T2">Weight</text:span></text:p>
          </draw:text-box>
        </draw:frame>
        <draw:rect draw:style-name="gr9" draw:text-style-name="P1" draw:layer="layout" svg:width="2.54cm" svg:height="0.635cm" svg:x="25.165cm" svg:y="1.741cm">
          <text:p/>
        </draw:rect>
        <draw:frame draw:style-name="gr5" draw:text-style-name="P5" draw:layer="layout" svg:width="2.54cm" svg:height="0.619cm" svg:x="25.165cm" svg:y="1.741cm">
          <draw:text-box>
            <text:p text:style-name="P4"><text:span text:style-name="T2">Weight</text:span></text:p>
          </draw:text-box>
        </draw:frame>
        <draw:rect draw:style-name="gr9" draw:text-style-name="P1" draw:layer="layout" svg:width="2.54cm" svg:height="0.635cm" svg:x="25.2cm" svg:y="2.64cm">
          <text:p/>
        </draw:rect>
        <draw:frame draw:style-name="gr5" draw:text-style-name="P5" draw:layer="layout" svg:width="2.54cm" svg:height="0.619cm" svg:x="25.2cm" svg:y="2.64cm">
          <draw:text-box>
            <text:p text:style-name="P4"><text:span text:style-name="T2">Weight</text:span></text:p>
          </draw:text-box>
        </draw:frame>
        <draw:rect draw:style-name="gr9" draw:text-style-name="P1" draw:layer="layout" svg:width="2.54cm" svg:height="0.635cm" svg:x="25.2cm" svg:y="2.641cm">
          <text:p/>
        </draw:rect>
        <draw:frame draw:style-name="gr5" draw:text-style-name="P5" draw:layer="layout" svg:width="2.54cm" svg:height="0.619cm" svg:x="25.2cm" svg:y="2.641cm">
          <draw:text-box>
            <text:p text:style-name="P4"><text:span text:style-name="T2">...</text:span></text:p>
          </draw:text-box>
        </draw:frame>
        <draw:line draw:style-name="gr3" draw:text-style-name="P1" draw:layer="layout" svg:x1="14.118cm" svg:y1="12.684cm" svg:x2="12.687cm" svg:y2="12.717cm">
          <text:p/>
        </draw:line>
        <draw:circle draw:style-name="gr13" draw:text-style-name="P1" draw:layer="layout" svg:width="0.635cm" svg:height="0.635cm" svg:x="12.37cm" svg:y="12.4cm">
          <text:p/>
        </draw:circle>
        <draw:circle draw:style-name="gr14" draw:text-style-name="P1" draw:layer="layout" svg:width="0.317cm" svg:height="0.317cm" svg:x="13.96cm" svg:y="12.526cm">
          <text:p/>
        </draw:circle>
        <draw:circle draw:style-name="gr12" draw:text-style-name="P1" draw:layer="layout" svg:width="0.635cm" svg:height="0.635cm" svg:x="15.17cm" svg:y="12.4cm">
          <text:p/>
        </draw:circle>
        <draw:custom-shape draw:style-name="gr16" draw:text-style-name="P1" draw:layer="layout" svg:width="3.81cm" svg:height="2.54cm" svg:x="0.935cm" svg:y="6.985cm">
          <text:p/>
          <draw:enhanced-geometry svg:viewBox="0 0 21600 21600" draw:text-areas="800 800 20800 20800" draw:type="round-rectangular-callout" draw:modifiers="19276.200472317 38439.66942148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3.671cm" svg:height="2.717cm" svg:x="1.074cm" svg:y="6.985cm">
          <draw:text-box>
            <text:p><text:span text:style-name="T1">Small 'x' in top corner of selection box allows deletion of selected nodes</text:span></text:p>
          </draw:text-box>
        </draw:frame>
        <draw:custom-shape draw:style-name="gr15" draw:text-style-name="P1" draw:layer="layout" svg:width="0.821cm" svg:height="0.41cm" draw:transform="rotate (-1.04719755119759) translate (14.25cm 12.56cm)">
          <text:p/>
          <draw:enhanced-geometry svg:viewBox="0 0 21600 21600" draw:mirror-horizontal="false" draw:mirror-vertical="false" draw:text-areas="?f7 ?f0 21600 ?f2" draw:type="left-arrow" draw:modifiers="13592.4439197166 8327.3013375295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0.821cm" svg:height="0.41cm" draw:transform="rotate (-1.04719755119759) translate (5.75cm 12.16cm)">
          <text:p/>
          <draw:enhanced-geometry svg:viewBox="0 0 21600 21600" draw:mirror-horizontal="false" draw:mirror-vertical="false" draw:text-areas="?f7 ?f0 21600 ?f2" draw:type="left-arrow" draw:modifiers="13592.4439197166 8327.3013375295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1" draw:layer="layout" svg:x1="25.588cm" svg:y1="11.817cm" svg:x2="22.788cm" svg:y2="11.817cm">
          <text:p/>
        </draw:line>
        <draw:circle draw:style-name="gr12" draw:text-style-name="P1" draw:layer="layout" svg:width="0.635cm" svg:height="0.635cm" svg:x="22.471cm" svg:y="11.5cm">
          <text:p/>
        </draw:circle>
        <draw:circle draw:style-name="gr12" draw:text-style-name="P1" draw:layer="layout" svg:width="0.635cm" svg:height="0.635cm" svg:x="25.271cm" svg:y="11.5cm">
          <text:p/>
        </draw:circle>
        <draw:custom-shape draw:style-name="gr15" draw:text-style-name="P1" draw:layer="layout" svg:width="0.821cm" svg:height="0.41cm" draw:transform="rotate (-1.04719755119759) translate (25.68cm 11.7cm)">
          <text:p/>
          <draw:enhanced-geometry svg:viewBox="0 0 21600 21600" draw:mirror-horizontal="false" draw:mirror-vertical="false" draw:text-areas="?f7 ?f0 21600 ?f2" draw:type="left-arrow" draw:modifiers="13592.4439197166 8327.3013375295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" draw:layer="layout" svg:width="2.718cm" svg:height="1.174cm" svg:x="7.875cm" svg:y="11.361cm">
          <text:p/>
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3.81cm" svg:height="2.54cm" svg:x="12.13cm" svg:y="8.69cm">
          <text:p/>
          <draw:enhanced-geometry svg:viewBox="0 0 21600 21600" draw:text-areas="800 800 20800 20800" draw:type="round-rectangular-callout" draw:modifiers="12027.0795066912 29012.51475796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3.671cm" svg:height="2.306cm" svg:x="12.269cm" svg:y="8.69cm">
          <draw:text-box>
            <text:p><text:span text:style-name="T1">Grabbing the handle starts an edge towards the mouse location</text:span></text:p>
          </draw:text-box>
        </draw:frame>
        <draw:custom-shape draw:style-name="gr24" draw:text-style-name="P1" draw:layer="layout" svg:width="2.718cm" svg:height="1.174cm" svg:x="7.378cm" svg:y="17.784cm">
          <text:p/>
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4.445cm" svg:height="2.747cm" svg:x="19.945cm" svg:y="7.955cm">
          <text:p/>
          <draw:enhanced-geometry svg:viewBox="0 0 21600 21600" draw:text-areas="800 800 20800 20800" draw:type="round-rectangular-callout" draw:modifiers="20560.3238866397 26041.04803493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3" draw:layer="layout" svg:width="4.306cm" svg:height="3.175cm" svg:x="20.084cm" svg:y="7.955cm">
          <draw:text-box>
            <text:p><text:span text:style-name="T1">Dropping the handle on another node creates a context menu of what that edge will be</text:span></text:p>
          </draw:text-box>
        </draw:frame>
        <draw:circle draw:style-name="gr14" draw:text-style-name="P1" draw:layer="layout" svg:width="0.317cm" svg:height="0.317cm" svg:x="13.96cm" svg:y="19.026cm">
          <text:p/>
        </draw:circle>
        <draw:circle draw:style-name="gr12" draw:text-style-name="P1" draw:layer="layout" svg:width="0.635cm" svg:height="0.635cm" svg:x="15.57cm" svg:y="18.9cm">
          <text:p/>
        </draw:circle>
        <draw:custom-shape draw:style-name="gr15" draw:text-style-name="P1" draw:layer="layout" svg:width="0.821cm" svg:height="0.41cm" draw:transform="rotate (-1.04719755119759) translate (14.25cm 19.06cm)">
          <text:p/>
          <draw:enhanced-geometry svg:viewBox="0 0 21600 21600" draw:mirror-horizontal="false" draw:mirror-vertical="false" draw:text-areas="?f7 ?f0 21600 ?f2" draw:type="left-arrow" draw:modifiers="13592.4439197166 8327.3013375295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1" draw:layer="layout" svg:x1="11.84cm" svg:y1="17.73cm" svg:x2="11.522cm" svg:y2="19.317cm">
          <text:p/>
        </draw:line>
        <draw:circle draw:style-name="gr13" draw:text-style-name="P1" draw:layer="layout" svg:width="0.635cm" svg:height="0.635cm" svg:x="13.11cm" svg:y="17.095cm">
          <text:p/>
        </draw:circle>
        <draw:circle draw:style-name="gr13" draw:text-style-name="P1" draw:layer="layout" svg:width="0.635cm" svg:height="0.635cm" svg:x="11.522cm" svg:y="17.412cm">
          <text:p/>
        </draw:circle>
        <draw:circle draw:style-name="gr13" draw:text-style-name="P1" draw:layer="layout" svg:width="0.635cm" svg:height="0.635cm" svg:x="11.205cm" svg:y="19cm">
          <text:p/>
        </draw:circle>
        <draw:custom-shape draw:style-name="gr16" draw:text-style-name="P1" draw:layer="layout" svg:width="3.81cm" svg:height="2.717cm" svg:x="11.965cm" svg:y="14.605cm">
          <text:p/>
          <draw:enhanced-geometry svg:viewBox="0 0 21600 21600" draw:text-areas="800 800 20800 20800" draw:type="round-rectangular-callout" draw:modifiers="12922.592495408 32789.40397350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3.671cm" svg:height="2.717cm" svg:x="12.104cm" svg:y="14.605cm">
          <draw:text-box>
            <text:p><text:span text:style-name="T1">Grabbing the handle starts an edge from all selected towards the mouse location</text:span></text:p>
          </draw:text-box>
        </draw:frame>
        <draw:line draw:style-name="gr7" draw:text-style-name="P1" draw:layer="layout" svg:x1="21.44cm" svg:y1="17.731cm" svg:x2="21.122cm" svg:y2="19.318cm">
          <text:p/>
        </draw:line>
        <draw:g>
          <draw:custom-shape draw:style-name="gr4" draw:text-style-name="P1" draw:layer="layout" svg:width="2.54cm" svg:height="2.54cm" svg:x="24.515cm" svg:y="17.5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6298.9374262101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5" draw:text-style-name="P2" draw:layer="layout" svg:width="1.905cm" svg:height="0.607cm" svg:x="25.011cm" svg:y="17.685cm">
            <draw:text-box>
              <text:p text:style-name="P2">Directed</text:p>
            </draw:text-box>
          </draw:frame>
          <draw:frame draw:style-name="gr5" draw:text-style-name="P2" draw:layer="layout" svg:width="1.905cm" svg:height="0.607cm" svg:x="24.912cm" svg:y="19.386cm">
            <draw:text-box>
              <text:p text:style-name="P2">Undirected</text:p>
            </draw:text-box>
          </draw:frame>
          <draw:custom-shape draw:style-name="gr6" draw:text-style-name="P1" draw:layer="layout" svg:width="0.943cm" svg:height="0.635cm" svg:x="24.436cm" svg:y="1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1.09cm" svg:height="0.635cm" svg:x="26.09cm" svg:y="18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1.952cm" svg:height="1.27cm" draw:transform="rotate (-1.57079632679579) translate (25.785cm 17.823cm)">
            <text:p/>
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1.952cm" svg:height="1.27cm" draw:transform="rotate (1.5707963267946) translate (25.815cm 19.787cm)">
            <text:p/>
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8" draw:text-style-name="P1" draw:layer="layout" svg:x1="25.785cm" svg:y1="18.817cm" svg:x2="21.122cm" svg:y2="19.319cm">
          <text:p/>
        </draw:line>
        <draw:line draw:style-name="gr8" draw:text-style-name="P1" draw:layer="layout" svg:x1="21.44cm" svg:y1="17.732cm" svg:x2="25.785cm" svg:y2="18.817cm">
          <text:p/>
        </draw:line>
        <draw:line draw:style-name="gr8" draw:text-style-name="P1" draw:layer="layout" svg:x1="23.027cm" svg:y1="17.413cm" svg:x2="25.785cm" svg:y2="18.817cm">
          <text:p/>
        </draw:line>
        <draw:circle draw:style-name="gr12" draw:text-style-name="P1" draw:layer="layout" svg:width="0.635cm" svg:height="0.635cm" svg:x="22.71cm" svg:y="17.096cm">
          <text:p/>
        </draw:circle>
        <draw:circle draw:style-name="gr12" draw:text-style-name="P1" draw:layer="layout" svg:width="0.635cm" svg:height="0.635cm" svg:x="21.122cm" svg:y="17.413cm">
          <text:p/>
        </draw:circle>
        <draw:circle draw:style-name="gr12" draw:text-style-name="P1" draw:layer="layout" svg:width="0.635cm" svg:height="0.635cm" svg:x="20.805cm" svg:y="19.001cm">
          <text:p/>
        </draw:circle>
        <draw:custom-shape draw:style-name="gr16" draw:text-style-name="P1" draw:layer="layout" svg:width="4.445cm" svg:height="2.747cm" svg:x="21.046cm" svg:y="14.456cm">
          <text:p/>
          <draw:enhanced-geometry svg:viewBox="0 0 21600 21600" draw:text-areas="800 800 20800 20800" draw:type="round-rectangular-callout" draw:modifiers="17470.4453441296 25215.72052401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3" draw:layer="layout" svg:width="4.306cm" svg:height="3.175cm" svg:x="21.085cm" svg:y="14.456cm">
          <draw:text-box>
            <text:p><text:span text:style-name="T1">Dropping the handle on another node creates a context menu of what that edge will be</text:span></text:p>
          </draw:text-box>
        </draw:frame>
        <draw:circle draw:style-name="gr12" draw:text-style-name="P1" draw:layer="layout" svg:width="0.635cm" svg:height="0.635cm" svg:x="25.471cm" svg:y="18.5cm">
          <text:p/>
        </draw:circle>
        <draw:custom-shape draw:style-name="gr15" draw:text-style-name="P1" draw:layer="layout" svg:width="0.821cm" svg:height="0.41cm" draw:transform="rotate (-1.04719755119759) translate (25.88cm 18.7cm)">
          <text:p/>
          <draw:enhanced-geometry svg:viewBox="0 0 21600 21600" draw:mirror-horizontal="false" draw:mirror-vertical="false" draw:text-areas="?f7 ?f0 21600 ?f2" draw:type="left-arrow" draw:modifiers="13592.4439197166 8327.3013375295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" draw:layer="layout" svg:width="2.718cm" svg:height="1.174cm" svg:x="17.775cm" svg:y="11.361cm">
          <text:p/>
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4" draw:text-style-name="P1" draw:layer="layout" svg:width="2.718cm" svg:height="1.174cm" svg:x="17.278cm" svg:y="17.784cm">
          <text:p/>
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4.271cm" svg:height="3.914cm" svg:x="11.804cm" svg:y="3.64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553cm" svg:y1="4.747cm" svg:x2="12.553cm" svg:y2="6.637cm">
          <text:p/>
        </draw:line>
        <draw:line draw:style-name="gr26" draw:text-style-name="P1" draw:layer="layout" svg:x1="12.553cm" svg:y1="4.747cm" svg:x2="15.093cm" svg:y2="6.017cm">
          <text:p/>
        </draw:line>
        <draw:circle draw:style-name="gr27" draw:text-style-name="P1" draw:layer="layout" svg:width="0.635cm" svg:height="0.635cm" svg:x="14.776cm" svg:y="5.7cm">
          <text:p/>
        </draw:circle>
        <draw:circle draw:style-name="gr12" draw:text-style-name="P1" draw:layer="layout" svg:width="0.635cm" svg:height="0.635cm" svg:x="12.236cm" svg:y="4.43cm">
          <text:p/>
        </draw:circle>
        <draw:circle draw:style-name="gr12" draw:text-style-name="P1" draw:layer="layout" svg:width="0.635cm" svg:height="0.635cm" svg:x="12.236cm" svg:y="6.335cm">
          <text:p/>
        </draw:circle>
        <draw:custom-shape draw:style-name="gr15" draw:text-style-name="P1" draw:layer="layout" svg:width="0.821cm" svg:height="0.41cm" draw:transform="rotate (-1.04719755119759) translate (13.85cm 5.16cm)">
          <text:p/>
          <draw:enhanced-geometry svg:viewBox="0 0 21600 21600" draw:mirror-horizontal="false" draw:mirror-vertical="false" draw:text-areas="?f7 ?f0 21600 ?f2" draw:type="left-arrow" draw:modifiers="13592.4439197166 8327.3013375295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4.55cm" svg:height="3.81cm" svg:x="13.605cm" svg:y="0.675cm">
          <text:p/>
          <draw:enhanced-geometry svg:viewBox="0 0 21600 21600" draw:text-areas="800 800 20800 20800" draw:mirror-horizontal="false" draw:mirror-vertical="false" draw:type="round-rectangular-callout" draw:modifiers="2800.26367831246 24807.9769089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4.411cm" svg:height="2.717cm" svg:x="13.744cm" svg:y="1.133cm">
          <draw:text-box>
            <text:p><text:span text:style-name="T1">Edges may be selected by clicking on them once. Selections persist unless one clicks away.</text:span></text:p>
          </draw:text-box>
        </draw:frame>
        <presentation:notes draw:style-name="dp2">
          <draw:page-thumbnail draw:style-name="gr2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b M.</meta:initial-creator>
    <meta:creation-date>2010-01-17T20:33:27</meta:creation-date>
    <meta:editing-duration>PT16H31M51S</meta:editing-duration>
    <meta:editing-cycles>11</meta:editing-cycles>
    <dc:date>2010-03-18T14:38:56</dc:date>
    <dc:creator>Rob McGuire-Dale</dc:creator>
    <meta:generator>OpenOffice.org/3.1$Linux OpenOffice.org_project/310m19$Build-9420</meta:generator>
    <meta:document-statistic meta:object-count="154"/>
  </office:meta>
</office:document-meta>
</file>